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2/17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2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 Source code</text:p>
          </table:table-cell>
          <table:table-cell table:style-name="TableCell52" table:number-columns-spanned="2">
            <text:p text:style-name="P53">GUI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<text:s/>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<text:s/></text:span><text:span text:style-name="T93">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<text:s/>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 under the supervision of Asst. Prof. Ma. Rowena C. Solamo of the Department of Computer Science, College of Engineering, University of<text:s/>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<text:s/>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 after the Code History containing the following information: file creation date, development group, client group and a brief statement of<text:s/>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 preceded by a comment block which provides the following information: method name, routine's creation date, purpose of the routine, a<text:s/>list of the calling arguments (their types and what they do), a list of required files and/or database tables, and return 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<text:s/>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 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.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2-17T13:25:00Z</meta:creation-date>
    <dc:date>2017-02-17T13:25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52" meta:character-count="2358" meta:row-count="16" meta:non-whitespace-character-count="2010"/>
  </office:meta>
</office:document-meta>
</file>